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BlinkMacSystemFont, apple-system,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size="12pt" style:font-size-asian="12pt" style:font-size-complex="12pt"/>
    </style:style>
    <style:style style:name="T1" style:family="text">
      <style:text-properties fo:font-variant="normal" fo:text-transform="none" fo:color="#ff6c0e" style:text-line-through-style="none" style:text-line-through-type="none" style:font-name="Verdana" fo:font-size="11.25pt" fo:letter-spacing="normal" fo:font-style="normal" style:text-underline-style="none" fo:font-weight="normal" style:text-blinking="false" fo:background-color="#ffffff" loext:char-shading-value="0"/>
    </style:style>
    <style:style style:name="T2" style:family="text">
      <style:text-properties fo:font-variant="normal" fo:text-transform="none" fo:color="#ff6c0e" style:text-line-through-style="none" style:text-line-through-type="none" style:font-name="Verdana" fo:font-size="11.25pt" fo:letter-spacing="normal" fo:font-style="normal" style:text-underline-style="none" fo:font-weight="normal" officeooo:rsid="001934db" style:text-blinking="false" fo:background-color="#ffffff" loext:char-shading-value="0"/>
    </style:style>
    <style:style style:name="T3" style:family="text">
      <style:text-properties fo:font-variant="normal" fo:text-transform="none" fo:color="#ff6c0e" style:text-line-through-style="none" style:text-line-through-type="none" style:font-name="Verdana" fo:font-size="11.25pt" fo:letter-spacing="normal" fo:font-style="normal" style:text-underline-style="none" fo:font-weight="normal" officeooo:rsid="001934db" style:text-blinking="false" fo:background-color="transparent" loext:char-shading-value="0"/>
    </style:style>
    <style:style style:name="T4" style:family="text">
      <style:text-properties fo:font-variant="normal" fo:text-transform="none" fo:color="#222222" style:font-name="Verdana" fo:font-size="11.25pt" fo:letter-spacing="normal" fo:font-style="normal" fo:font-weight="normal"/>
    </style:style>
    <style:style style:name="T5" style:family="text">
      <style:text-properties fo:font-variant="normal" fo:text-transform="none" fo:color="#222222" style:font-name="Verdana" fo:font-size="11.25pt" fo:letter-spacing="normal" fo:font-style="normal" fo:font-weight="normal" officeooo:rsid="001934db"/>
    </style:style>
    <style:style style:name="T6" style:family="text">
      <style:text-properties fo:font-variant="normal" fo:text-transform="none" fo:color="#222222" style:font-name="Verdana" fo:font-size="11.25pt" fo:letter-spacing="normal" fo:font-style="normal" fo:font-weight="normal" officeooo:rsid="001b0c52"/>
    </style:style>
    <style:style style:name="T7" style:family="text">
      <style:text-properties fo:font-variant="normal" fo:text-transform="none" fo:color="#222222" style:font-name="Verdana" fo:letter-spacing="normal" fo:font-style="normal" fo:font-weight="normal"/>
    </style:style>
    <style:style style:name="T8" style:family="text">
      <style:text-properties fo:font-variant="normal" fo:text-transform="none" fo:color="#222222" style:font-name="Verdana" fo:letter-spacing="normal" fo:font-style="normal" fo:font-weight="normal" officeooo:rsid="001934db"/>
    </style:style>
    <style:style style:name="T9" style:family="text">
      <style:text-properties fo:font-variant="normal" fo:text-transform="none" fo:color="#222222" style:font-name="Verdana" fo:letter-spacing="normal" fo:font-style="normal" fo:font-weight="normal" officeooo:rsid="001b0c52"/>
    </style:style>
    <style:style style:name="T10" style:family="text">
      <style:text-properties fo:font-variant="normal" fo:text-transform="none" fo:color="#222222"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xt:tab/>The Linux Foundation</text:span><text:span text:style-name="T7">, the nonprofit organization enabling mass innovation through open source, along with co-host </text:span><text:span text:style-name="T8">Fintech Open Source Foundation</text:span><text:span text:style-name="T10"> </text:span><text:span text:style-name="T7">(FINOS), a nonprofit whose mission is to accelerate adoption of open source software, standards and best practices in financial services, today announced keynote speakers for Open Source Strategy Forum London (OSSF). The event takes place October 5, preceded by a FINOS Member event on October 4, in London, England. OSSF’s goal is to deepen collaboration across finance, open source and technology and drive innovation across the industry in order to deliver better code, faster. The event will feature 35+ sessions, revealing recent developments and the direction of open source in financial services across a wide range of topics and domains. </text:span><text:span text:style-name="T8">This is similar to the next article too. </text:span></text:p>
      <text:p text:style-name="P1"><text:span text:style-name="T8"><text:tab/></text:span></text:p>
      <text:p text:style-name="P1"><text:span text:style-name="T8"><text:tab/>The </text:span><text:span text:style-name="T9">Academy Software Foundation (ASWF)</text:span><text:span text:style-name="T8">, a project hosted by The Linux Foundation, provides a neutral forum for open source software developers in the motion picture and broader media industries to share resources and collaborate on image creation, visual effects, animation, and sound technologies. It was created in 2018 after the conclusion of an investigation by the </text:span><text:span text:style-name="T9">Academy of Motion Pictures Arts and Sciences (AMPAS) Science and Technology Council </text:span><text:span text:style-name="T8">holding an 18-month investigation on the state of open source in the industry. This aligned with the need for a vendor-neutral foundation to provide a sustainable home for open source projects that are key to the growth of the industry.</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BlinkMacSystemFont, apple-system,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21:47:22.908422336</meta:creation-date>
    <dc:date>2021-09-16T22:51:57.878243417</dc:date>
    <meta:editing-duration>PT2M59S</meta:editing-duration>
    <meta:editing-cycles>1</meta:editing-cycles>
    <meta:document-statistic meta:table-count="0" meta:image-count="0" meta:object-count="0" meta:page-count="1" meta:paragraph-count="4" meta:word-count="235" meta:character-count="1526" meta:non-whitespace-character-count="1288"/>
    <meta:generator>LibreOffice/6.4.6.2$Linux_X86_64 LibreOffice_project/40$Build-2</meta:generator>
  </office:meta>
</office:document-meta>
</file>